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" style:family="table">
      <style:table-properties style:width="16.113cm" fo:margin-left="0cm" table:align="left" style:writing-mode="lr-tb"/>
    </style:style>
    <style:style style:name="UseCase.A" style:family="table-column">
      <style:table-column-properties style:column-width="5.334cm"/>
    </style:style>
    <style:style style:name="UseCase.C" style:family="table-column">
      <style:table-column-properties style:column-width="5.445cm"/>
    </style:style>
    <style:style style:name="UseCase.A1" style:family="table-cell">
      <style:table-cell-properties fo:padding="0.097cm" fo:border-left="0.05pt solid #000000" fo:border-right="none" fo:border-top="0.05pt solid #000000" fo:border-bottom="0.05pt solid #000000"/>
    </style:style>
    <style:style style:name="UseCase.C1" style:family="table-cell">
      <style:table-cell-properties fo:padding="0.097cm" fo:border="0.05pt solid #000000"/>
    </style:style>
    <style:style style:name="UseCase.A2" style:family="table-cell">
      <style:table-cell-properties fo:padding="0.097cm" fo:border-left="0.05pt solid #000000" fo:border-right="none" fo:border-top="none" fo:border-bottom="0.05pt solid #000000"/>
    </style:style>
    <style:style style:name="UseCase.C2" style:family="table-cell">
      <style:table-cell-properties fo:padding="0.097cm" fo:border-left="0.05pt solid #000000" fo:border-right="0.05pt solid #000000" fo:border-top="none" fo:border-bottom="0.05pt solid #000000"/>
    </style:style>
    <style:style style:name="UseCase.3" style:family="table-row">
      <style:table-row-properties style:min-row-height="0.979cm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3pt" fo:language="zxx" fo:country="none" fo:font-style="normal" fo:font-weight="normal" officeooo:paragraph-rsid="00041c97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top="0cm" fo:margin-bottom="0cm" style:contextual-spacing="false"/>
      <style:text-properties fo:font-size="13pt" fo:language="zxx" fo:country="none" fo:font-style="normal" fo:font-weight="normal" officeooo:paragraph-rsid="00041c97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top="0cm" fo:margin-bottom="0cm" style:contextual-spacing="false"/>
      <style:text-properties fo:font-size="13pt" fo:language="zxx" fo:country="none" fo:font-style="italic" officeooo:rsid="00306ba4" officeooo:paragraph-rsid="00041c97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4" style:family="paragraph" style:parent-style-name="Standard">
      <style:paragraph-properties fo:margin-top="0cm" fo:margin-bottom="0cm" style:contextual-spacing="false"/>
      <style:text-properties fo:font-size="13pt" fo:language="zxx" fo:country="none" fo:font-style="italic" officeooo:paragraph-rsid="00041c97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5" style:family="paragraph" style:parent-style-name="Standard">
      <style:paragraph-properties fo:margin-top="0cm" fo:margin-bottom="0cm" style:contextual-spacing="false"/>
      <style:text-properties fo:font-size="13pt" fo:language="zxx" fo:country="none" officeooo:paragraph-rsid="00041c97" style:font-size-asian="13pt" style:language-asian="zxx" style:country-asian="none" style:font-size-complex="13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/>
      <style:text-properties fo:font-size="13pt" fo:language="zxx" fo:country="none" officeooo:rsid="00306ba4" officeooo:paragraph-rsid="00041c97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/>
      <style:text-properties fo:font-size="20pt" fo:language="zxx" fo:country="none" fo:font-weight="bold" officeooo:paragraph-rsid="00041c97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fo:font-size="15pt" fo:language="zxx" fo:country="none" fo:font-style="normal" style:text-underline-style="solid" style:text-underline-width="auto" style:text-underline-color="font-color" officeooo:paragraph-rsid="00041c97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9" style:family="paragraph" style:parent-style-name="Standard">
      <style:paragraph-properties fo:margin-top="0cm" fo:margin-bottom="0cm" style:contextual-spacing="false"/>
      <style:text-properties style:use-window-font-color="true" loext:opacity="0%" fo:font-size="13pt" fo:language="zxx" fo:country="none" officeooo:rsid="00285486" officeooo:paragraph-rsid="00041c97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/>
      <style:text-properties style:use-window-font-color="true" loext:opacity="0%" fo:font-size="13pt" fo:language="zxx" fo:country="none" fo:font-style="normal" officeooo:rsid="00339eaa" officeooo:paragraph-rsid="00041c97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officeooo:paragraph-rsid="00041c97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1e5da5" officeooo:paragraph-rsid="00041c97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204c83" officeooo:paragraph-rsid="00041c97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340b7c" officeooo:paragraph-rsid="00041c97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36afe3" officeooo:paragraph-rsid="00041c97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paragraph-rsid="00041c97" style:language-asian="zxx" style:country-asian="none" style:language-complex="zxx" style:country-complex="none"/>
    </style:style>
    <style:style style:name="P17" style:family="paragraph" style:parent-style-name="Table_20_Contents">
      <style:text-properties style:use-window-font-color="true" loext:opacity="0%" fo:language="zxx" fo:country="none" officeooo:rsid="001d50b2" officeooo:paragraph-rsid="00041c97" style:language-asian="zxx" style:country-asian="none" style:language-complex="zxx" style:country-complex="none"/>
    </style:style>
    <style:style style:name="P18" style:family="paragraph" style:parent-style-name="Heading_20_4">
      <style:text-properties style:font-name="Calibri" fo:font-size="13pt" fo:language="zxx" fo:country="none" fo:font-style="italic" style:text-underline-style="none" fo:font-weight="normal" officeooo:rsid="00295825" officeooo:paragraph-rsid="00041c97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19" style:family="paragraph" style:parent-style-name="Heading_20_4">
      <style:paragraph-properties fo:break-before="page"/>
      <style:text-properties style:font-name="Calibri" fo:font-size="15pt" fo:language="zxx" fo:country="none" fo:font-style="normal" style:text-underline-style="solid" style:text-underline-width="auto" style:text-underline-color="font-color" fo:font-weight="normal" officeooo:paragraph-rsid="00041c97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/>
      <style:text-properties fo:font-size="13pt" fo:language="zxx" fo:country="none" officeooo:paragraph-rsid="00041c97" style:font-size-asian="13pt" style:language-asian="zxx" style:country-asian="none" style:font-size-complex="13pt" style:language-complex="zxx" style:country-complex="none"/>
    </style:style>
    <style:style style:name="P21" style:family="paragraph" style:parent-style-name="Standard" style:list-style-name="L2">
      <style:paragraph-properties fo:margin-top="0cm" fo:margin-bottom="0cm" style:contextual-spacing="false"/>
      <style:text-properties fo:font-size="13pt" fo:language="zxx" fo:country="none" officeooo:paragraph-rsid="00041c97" style:font-size-asian="13pt" style:language-asian="zxx" style:country-asian="none" style:font-size-complex="13pt" style:language-complex="zxx" style:country-complex="none"/>
    </style:style>
    <style:style style:name="P22" style:family="paragraph" style:parent-style-name="Standard" style:list-style-name="L3">
      <style:paragraph-properties fo:margin-top="0cm" fo:margin-bottom="0cm" style:contextual-spacing="false"/>
      <style:text-properties fo:font-size="13pt" fo:language="zxx" fo:country="none" officeooo:paragraph-rsid="00041c97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 style:list-style-name="L3">
      <style:paragraph-properties fo:margin-top="0cm" fo:margin-bottom="0cm" style:contextual-spacing="false"/>
      <style:text-properties fo:font-size="13pt" fo:language="zxx" fo:country="none" officeooo:rsid="002c7d14" officeooo:paragraph-rsid="00041c97" style:font-size-asian="13pt" style:language-asian="zxx" style:country-asian="none" style:font-size-complex="13pt" style:language-complex="zxx" style:country-complex="none"/>
    </style:style>
    <style:style style:name="P24" style:family="paragraph" style:parent-style-name="Standard" style:list-style-name="L4">
      <style:paragraph-properties fo:margin-top="0cm" fo:margin-bottom="0cm" style:contextual-spacing="false"/>
      <style:text-properties fo:font-size="13pt" fo:language="zxx" fo:country="none" officeooo:paragraph-rsid="00041c97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 style:list-style-name="L4">
      <style:paragraph-properties fo:margin-top="0cm" fo:margin-bottom="0cm" style:contextual-spacing="false"/>
      <style:text-properties fo:font-size="13pt" fo:language="zxx" fo:country="none" officeooo:rsid="00306ba4" officeooo:paragraph-rsid="00041c97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 style:list-style-name="L5">
      <style:paragraph-properties fo:margin-top="0cm" fo:margin-bottom="0cm" style:contextual-spacing="false"/>
      <style:text-properties fo:font-size="13pt" fo:language="zxx" fo:country="none" officeooo:rsid="0030d305" officeooo:paragraph-rsid="00041c97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paragraph-properties fo:margin-top="0cm" fo:margin-bottom="0cm" style:contextual-spacing="false"/>
      <style:text-properties fo:font-size="13pt" fo:language="zxx" fo:country="none" officeooo:paragraph-rsid="00041c97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paragraph-properties fo:margin-top="0cm" fo:margin-bottom="0cm" style:contextual-spacing="false"/>
      <style:text-properties fo:font-size="13pt" fo:language="zxx" fo:country="none" officeooo:rsid="000744d6" officeooo:paragraph-rsid="000744d6" style:font-size-asian="13pt" style:language-asian="zxx" style:country-asian="none" style:font-size-complex="13pt" style:language-complex="zxx" style:country-complex="none"/>
    </style:style>
    <style:style style:name="P29" style:family="paragraph" style:parent-style-name="Standard">
      <style:paragraph-properties fo:margin-top="0cm" fo:margin-bottom="0cm" style:contextual-spacing="false"/>
      <style:text-properties fo:font-size="13pt" fo:language="zxx" fo:country="none" officeooo:paragraph-rsid="000744d6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 style:list-style-name="L1">
      <style:paragraph-properties fo:margin-top="0cm" fo:margin-bottom="0cm" style:contextual-spacing="false"/>
      <style:text-properties fo:font-size="13pt" fo:language="zxx" fo:country="none" officeooo:rsid="000777db" officeooo:paragraph-rsid="000777db" style:font-size-asian="13pt" style:language-asian="zxx" style:country-asian="none" style:font-size-complex="13pt" style:language-complex="zxx" style:country-complex="none"/>
    </style:style>
    <style:style style:name="P31" style:family="paragraph" style:parent-style-name="Standard" style:list-style-name="L5">
      <style:paragraph-properties fo:margin-top="0cm" fo:margin-bottom="0cm" style:contextual-spacing="false"/>
      <style:text-properties fo:font-size="13pt" fo:language="zxx" fo:country="none" officeooo:rsid="0008388c" officeooo:paragraph-rsid="0008388c" style:font-size-asian="13pt" style:language-asian="zxx" style:country-asian="none" style:font-size-complex="13pt" style:language-complex="zxx" style:country-complex="none"/>
    </style:style>
    <style:style style:name="P32" style:family="paragraph" style:parent-style-name="Standard">
      <style:paragraph-properties fo:margin-top="0cm" fo:margin-bottom="0cm" style:contextual-spacing="false"/>
      <style:text-properties fo:font-size="13pt" fo:language="zxx" fo:country="none" fo:font-style="italic" officeooo:paragraph-rsid="00041c97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33" style:family="paragraph" style:parent-style-name="Standard">
      <style:paragraph-properties fo:margin-top="0cm" fo:margin-bottom="0cm" style:contextual-spacing="false"/>
      <style:text-properties fo:font-size="13pt" fo:language="zxx" fo:country="none" fo:font-style="italic" officeooo:rsid="0009ea87" officeooo:paragraph-rsid="0009ea87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P34" style:family="paragraph" style:parent-style-name="Standard">
      <style:paragraph-properties fo:margin-top="0cm" fo:margin-bottom="0cm" style:contextual-spacing="false"/>
      <style:text-properties fo:font-size="13pt" fo:language="zxx" fo:country="none" fo:font-style="normal" fo:font-weight="normal" officeooo:paragraph-rsid="00041c97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/>
      <style:text-properties fo:font-size="13pt" fo:language="zxx" fo:country="none" fo:font-style="normal" fo:font-weight="normal" officeooo:paragraph-rsid="00115dfa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fo:font-size="13pt" fo:language="zxx" fo:country="none" fo:font-style="normal" fo:font-weight="normal" officeooo:paragraph-rsid="00115dfa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7" style:family="paragraph" style:parent-style-name="Standard" style:list-style-name="L3">
      <style:paragraph-properties fo:margin-top="0cm" fo:margin-bottom="0cm" style:contextual-spacing="false"/>
      <style:text-properties style:use-window-font-color="true" loext:opacity="0%" fo:font-size="13pt" fo:language="zxx" fo:country="none" officeooo:rsid="00295825" officeooo:paragraph-rsid="00041c97" style:font-size-asian="13pt" style:language-asian="zxx" style:country-asian="none" style:font-size-complex="13pt" style:language-complex="zxx" style:country-complex="none"/>
    </style:style>
    <style:style style:name="P38" style:family="paragraph" style:parent-style-name="Standard" style:list-style-name="L6">
      <style:paragraph-properties fo:margin-top="0cm" fo:margin-bottom="0cm" style:contextual-spacing="false"/>
      <style:text-properties officeooo:paragraph-rsid="000744d6"/>
    </style:style>
    <style:style style:name="P39" style:family="paragraph" style:parent-style-name="Standard" style:list-style-name="L6">
      <style:paragraph-properties fo:margin-top="0cm" fo:margin-bottom="0cm" style:contextual-spacing="false"/>
      <style:text-properties officeooo:rsid="000744d6" officeooo:paragraph-rsid="000744d6"/>
    </style:style>
    <style:style style:name="T1" style:family="text">
      <style:text-properties officeooo:rsid="001d50b2"/>
    </style:style>
    <style:style style:name="T2" style:family="text">
      <style:text-properties officeooo:rsid="001e5da5"/>
    </style:style>
    <style:style style:name="T3" style:family="text">
      <style:text-properties officeooo:rsid="00340b7c"/>
    </style:style>
    <style:style style:name="T4" style:family="text">
      <style:text-properties officeooo:rsid="00204c83"/>
    </style:style>
    <style:style style:name="T5" style:family="text">
      <style:text-properties officeooo:rsid="0038966a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285486"/>
    </style:style>
    <style:style style:name="T8" style:family="text">
      <style:text-properties style:use-window-font-color="true" loext:opacity="0%" officeooo:rsid="002b1eb2" style:font-name-asian="Microsoft YaHei" style:font-name-complex="Arial"/>
    </style:style>
    <style:style style:name="T9" style:family="text">
      <style:text-properties style:use-window-font-color="true" loext:opacity="0%" officeooo:rsid="0030d305" style:font-name-asian="Microsoft YaHei" style:font-name-complex="Arial"/>
    </style:style>
    <style:style style:name="T10" style:family="text">
      <style:text-properties style:use-window-font-color="true" loext:opacity="0%" officeooo:rsid="0030d305"/>
    </style:style>
    <style:style style:name="T11" style:family="text">
      <style:text-properties style:use-window-font-color="true" loext:opacity="0%" fo:font-style="normal" style:font-style-asian="normal" style:font-style-complex="normal"/>
    </style:style>
    <style:style style:name="T12" style:family="text">
      <style:text-properties style:use-window-font-color="true" loext:opacity="0%" fo:font-style="normal" officeooo:rsid="00339eaa" style:font-style-asian="normal" style:font-style-complex="normal"/>
    </style:style>
    <style:style style:name="T13" style:family="text">
      <style:text-properties style:use-window-font-color="true" loext:opacity="0%" officeooo:rsid="000744d6"/>
    </style:style>
    <style:style style:name="T14" style:family="text">
      <style:text-properties officeooo:rsid="00285486"/>
    </style:style>
    <style:style style:name="T15" style:family="text">
      <style:text-properties officeooo:rsid="00306ba4"/>
    </style:style>
    <style:style style:name="T16" style:family="text">
      <style:text-properties officeooo:rsid="002c7d14"/>
    </style:style>
    <style:style style:name="T17" style:family="text">
      <style:text-properties style:font-name="Calibri" fo:font-size="13pt" fo:language="zxx" fo:country="none" fo:font-style="italic" style:text-underline-style="none" fo:font-weight="normal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18" style:family="text">
      <style:text-properties style:font-name="Calibri" fo:font-size="13pt" fo:language="zxx" fo:country="none" fo:font-style="italic" style:text-underline-style="none" fo:font-weight="normal" officeooo:rsid="002c7d14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T19" style:family="text">
      <style:text-properties officeooo:rsid="002d8a84"/>
    </style:style>
    <style:style style:name="T20" style:family="text">
      <style:text-properties officeooo:rsid="002ee098"/>
    </style:style>
    <style:style style:name="T21" style:family="text">
      <style:text-properties officeooo:rsid="0030d305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06ba4" style:font-style-asian="normal" style:font-style-complex="normal"/>
    </style:style>
    <style:style style:name="T24" style:family="text">
      <style:text-properties fo:font-style="normal" officeooo:rsid="00339eaa" style:font-style-asian="normal" style:font-style-complex="normal"/>
    </style:style>
    <style:style style:name="T25" style:family="text">
      <style:text-properties officeooo:rsid="003233a6"/>
    </style:style>
    <style:style style:name="T26" style:family="text">
      <style:text-properties officeooo:rsid="000618d0"/>
    </style:style>
    <style:style style:name="T27" style:family="text">
      <style:text-properties officeooo:rsid="000744d6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0744d6" style:font-style-asian="italic" style:font-style-complex="italic"/>
    </style:style>
    <style:style style:name="T30" style:family="text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31" style:family="text">
      <style:text-properties fo:font-size="13pt" fo:language="zxx" fo:country="none" officeooo:rsid="000744d6" style:font-size-asian="13pt" style:language-asian="zxx" style:country-asian="none" style:font-size-complex="13pt" style:language-complex="zxx" style:country-complex="none"/>
    </style:style>
    <style:style style:name="T32" style:family="text">
      <style:text-properties officeooo:rsid="000777db"/>
    </style:style>
    <style:style style:name="T33" style:family="text">
      <style:text-properties officeooo:rsid="00083110"/>
    </style:style>
    <style:style style:name="T34" style:family="text">
      <style:text-properties officeooo:rsid="0009ea87"/>
    </style:style>
    <style:style style:name="T35" style:family="text">
      <style:text-properties officeooo:rsid="000b9e81"/>
    </style:style>
    <style:style style:name="T36" style:family="text">
      <style:text-properties officeooo:rsid="000c0b93"/>
    </style:style>
    <style:style style:name="T37" style:family="text">
      <style:text-properties officeooo:rsid="000c0b93" style:font-name-asian="Microsoft YaHei" style:font-name-complex="Mangal"/>
    </style:style>
    <style:style style:name="T38" style:family="text">
      <style:text-properties style:font-name="sans-serif" fo:font-size="19.5pt"/>
    </style:style>
    <style:style style:name="T39" style:family="text">
      <style:text-properties style:font-name="sans-serif" fo:font-size="19.5pt" officeooo:rsid="00115dfa"/>
    </style:style>
    <style:style style:name="T40" style:family="text">
      <style:text-properties style:font-name="sans-serif" fo:font-size="15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ste des cas d’utilisations</text:p>
      <table:table table:name="UseCase" table:style-name="UseCase">
        <table:table-column table:style-name="UseCase.A" table:number-columns-repeated="2"/>
        <table:table-column table:style-name="UseCase.C"/>
        <table:table-row table:style-name="TableLine1749301483024">
          <table:table-cell table:style-name="UseCase.A1" office:value-type="string">
            <text:p text:style-name="P11">Cas d'utilisation</text:p>
          </table:table-cell>
          <table:table-cell table:style-name="UseCase.A1" office:value-type="string">
            <text:p text:style-name="P11">Acteur principal</text:p>
          </table:table-cell>
          <table:table-cell table:style-name="UseCase.C1" office:value-type="string">
            <text:p text:style-name="P11">Message émis par acteur</text:p>
          </table:table-cell>
        </table:table-row>
        <table:table-row table:style-name="TableLine1749301492816">
          <table:table-cell table:style-name="UseCase.A2" office:value-type="string">
            <text:p text:style-name="P17">Ordre d'execution</text:p>
          </table:table-cell>
          <table:table-cell table:style-name="UseCase.A2" office:value-type="string">
            <text:p text:style-name="P16">Utilisateur</text:p>
          </table:table-cell>
          <table:table-cell table:style-name="UseCase.C2" office:value-type="string">
            <text:p text:style-name="P16">Émet : <text:span text:style-name="T1">Ordre de compilation puis ordre execution</text:span></text:p>
            <text:p text:style-name="P16">reçoit : <text:span text:style-name="T1">Réponse d'execution</text:span></text:p>
          </table:table-cell>
        </table:table-row>
        <table:table-row table:style-name="UseCase.3">
          <table:table-cell table:style-name="UseCase.A2" office:value-type="string">
            <text:p text:style-name="P12">Ordre de compilation</text:p>
          </table:table-cell>
          <table:table-cell table:style-name="UseCase.A2" office:value-type="string">
            <text:p text:style-name="P16">Utilisateur</text:p>
          </table:table-cell>
          <table:table-cell table:style-name="UseCase.C2" office:value-type="string">
            <text:p text:style-name="P16">Émet : <text:span text:style-name="T2">Compiler une/plusieurs classes</text:span></text:p>
            <text:p text:style-name="P16"><text:span text:style-name="T2">R</text:span>eçoit : <text:span text:style-name="T2">Réussite de compilation</text:span></text:p>
          </table:table-cell>
        </table:table-row>
        <table:table-row table:style-name="UseCase.3">
          <table:table-cell table:style-name="UseCase.A2" office:value-type="string">
            <text:p text:style-name="P13">Ajout <text:span text:style-name="T3">de classe</text:span></text:p>
          </table:table-cell>
          <table:table-cell table:style-name="UseCase.A2" office:value-type="string">
            <text:p text:style-name="P16">Utilisateu<text:span text:style-name="T4">r</text:span></text:p>
          </table:table-cell>
          <table:table-cell table:style-name="UseCase.C2" office:value-type="string">
            <text:p text:style-name="P16">Émet : <text:span text:style-name="T4">Nouvelle classe</text:span></text:p>
            <text:p text:style-name="P16"><text:span text:style-name="T4">R</text:span>eçoit : <text:span text:style-name="T4">Classe enregistrée</text:span></text:p>
          </table:table-cell>
        </table:table-row>
        <table:table-row table:style-name="UseCase.3">
          <table:table-cell table:style-name="UseCase.A2" office:value-type="string">
            <text:p text:style-name="P13">Modification de classe</text:p>
          </table:table-cell>
          <table:table-cell table:style-name="UseCase.A2" office:value-type="string">
            <text:p text:style-name="P14">Utilisateur</text:p>
          </table:table-cell>
          <table:table-cell table:style-name="UseCase.C2" office:value-type="string">
            <text:p text:style-name="P16">Émet : <text:span text:style-name="T4">Nouvelle classe </text:span><text:span text:style-name="T3">modifiée</text:span></text:p>
            <text:p text:style-name="P16"><text:span text:style-name="T4">R</text:span>eçoit : <text:span text:style-name="T4">Classe enregistrée</text:span></text:p>
          </table:table-cell>
        </table:table-row>
        <table:table-row table:style-name="UseCase.3">
          <table:table-cell table:style-name="UseCase.A2" office:value-type="string">
            <text:p text:style-name="P15">Suppression de classe</text:p>
          </table:table-cell>
          <table:table-cell table:style-name="UseCase.A2" office:value-type="string">
            <text:p text:style-name="P15">Utilisateur</text:p>
          </table:table-cell>
          <table:table-cell table:style-name="UseCase.C2" office:value-type="string">
            <text:p text:style-name="P15">Emet : Ordre de suppression de classe</text:p>
            <text:p text:style-name="P15">Reçoit : Réponse <text:span text:style-name="T5">de suppression</text:span></text:p>
          </table:table-cell>
        </table:table-row>
      </table:table>
      <text:p text:style-name="P7"/>
      <text:p text:style-name="P7">Quelques <text:span text:style-name="T26">scénariis</text:span> </text:p>
      <text:p text:style-name="P8">1-<text:span text:style-name="T13">Gestion de classe</text:span></text:p>
      <text:p text:style-name="P4">Acteur :</text:p>
      <text:p text:style-name="P5"><text:tab/>Utilisateur</text:p>
      <text:p text:style-name="P4">Objectifs :</text:p>
      <text:p text:style-name="P5"><text:tab/>L'utilisateur créer un<text:span text:style-name="T14">e</text:span> <text:span text:style-name="T14">classe</text:span> dans son projet</text:p>
      <text:p text:style-name="P4">Pré-conditions :</text:p>
      <text:p text:style-name="P5"><text:tab/>Être dans un projet</text:p>
      <text:p text:style-name="P4">Scenario nominal :</text:p>
      <text:list xml:id="list24299585" text:style-name="L1">
        <text:list-item>
          <text:p text:style-name="P30">MiniEclipse propose à l'utilisateur de créer une classe</text:p>
        </text:list-item>
        <text:list-item>
          <text:p text:style-name="P30">L'utilisateur accepte</text:p>
        </text:list-item>
        <text:list-item>
          <text:p text:style-name="P20">MiniEclipse lui <text:span text:style-name="T32">propose</text:span> <text:span text:style-name="T32">d'entrer les informations de la classe</text:span></text:p>
        </text:list-item>
        <text:list-item>
          <text:p text:style-name="P20">L'utilisateur rentre les informations</text:p>
        </text:list-item>
        <text:list-item>
          <text:p text:style-name="P30">L'utilisateur valide</text:p>
        </text:list-item>
        <text:list-item>
          <text:p text:style-name="P20">MiniEclipse créer <text:span text:style-name="T7">la classe</text:span> avec ces informations</text:p>
        </text:list-item>
      </text:list>
      <text:p text:style-name="P29"><text:span text:style-name="T29">Variantes</text:span><text:span text:style-name="T27"> : </text:span></text:p>
      <text:list xml:id="list3503863028" text:style-name="L6">
        <text:list-item>
          <text:p text:style-name="P38"><text:span text:style-name="T31">a) L'utilisateur demande la lecture d'une classe</text:span></text:p>
          <text:p text:style-name="P39"><text:span text:style-name="T30">b) MiniEclipse lui présente le contenu de la classe</text:span></text:p>
        </text:list-item>
      </text:list>
      <text:p text:style-name="P28"/>
      <text:p text:style-name="P4">Exigences supplémentaire :</text:p>
      <text:p text:style-name="P2">L'utilisateur a le droit d'écriture sur le <text:span text:style-name="T15">disque </text:span><text:span text:style-name="T33">(cf: Capture des besoins techniques)</text:span></text:p>
      <text:h text:style-name="P19" text:outline-level="4">4- <text:span text:style-name="T21">Execution du </text:span><text:span text:style-name="T9">projet</text:span></text:h>
      <text:p text:style-name="P4">Acteur :</text:p>
      <text:p text:style-name="P5"><text:tab/>Utilisateur</text:p>
      <text:p text:style-name="P4">Objectifs :</text:p>
      <text:p text:style-name="P5"><text:tab/>L'utilisateur <text:span text:style-name="T15">demande la</text:span> compil<text:span text:style-name="T15">ation de</text:span> son projet</text:p>
      <text:p text:style-name="P4">Pré-conditions :</text:p>
      <text:p text:style-name="P5"><text:span text:style-name="T28"><text:tab/>- </text:span><text:span text:style-name="T23">Projet existant</text:span></text:p>
      <text:p text:style-name="P5"><text:tab/>- <text:span text:style-name="T21">Classes compilés</text:span></text:p>
      <text:p text:style-name="P4">Scenario nominal :</text:p>
      <text:p text:style-name="P4"/>
      <text:list xml:id="list3915447202" text:style-name="L5">
        <text:list-item>
          <text:p text:style-name="P31"><text:span text:style-name="T10">L</text:span><text:span text:style-name="T6">e système propose un moyen d'executer le programme</text:span></text:p>
        </text:list-item>
        <text:list-item>
          <text:p text:style-name="P31"><text:span text:style-name="T6">L'utilisateur executé le programme</text:span></text:p>
        </text:list-item>
        <text:list-item>
          <text:p text:style-name="P26">MiniEclipse sauvegarde et compile les classes du projet</text:p>
        </text:list-item>
        <text:list-item>
          <text:p text:style-name="P26">MiniEclipse retrouve les classes compilés</text:p>
        </text:list-item>
        <text:list-item>
          <text:p text:style-name="P26">MiniEclipse execute l<text:span text:style-name="T25">a classe compilé main</text:span></text:p>
        </text:list-item>
      </text:list>
      <text:p text:style-name="P4"><text:span text:style-name="T34">Variantes </text:span>:</text:p>
      <text:p text:style-name="P33"><text:span text:style-name="T12"><text:tab/>2</text:span><text:span text:style-name="T11">)</text:span></text:p>
      <text:p text:style-name="P2"/>
      <text:p text:style-name="P2"/>
      <text:p text:style-name="P36"><text:span text:style-name="T39">Gestion de projet</text:span></text:p>
      <table:table table:name="Tableau1" table:style-name="Tableau1">
        <table:table-column table:style-name="Tableau1.A"/>
        <table:table-row table:style-name="TableLine1749274792768">
          <table:table-cell table:style-name="Tableau1.A1" office:value-type="string">
            <text:p text:style-name="P35"><text:span text:style-name="T40">TITRE</text:span><text:line-break/><text:span text:style-name="T40">Résumé:</text:span><text:line-break/><text:span text:style-name="T40">Acteurs:</text:span><text:line-break/><text:span text:style-name="T40">Date de création:</text:span> <text:span text:style-name="T40">Date dernière maj:</text:span><text:line-break/><text:span text:style-name="T40">Version:</text:span> <text:span text:style-name="T40">Responsable:</text:span></text:p>
          </table:table-cell>
        </table:table-row>
      </table:table>
      <text:p text:style-name="P36"><text:line-break/><text:line-break/><text:span text:style-name="T40">ENCHAINEMENTS</text:span><text:line-break/><text:span text:style-name="T40">Pré-conditions:</text:span><text:line-break/><text:span text:style-name="T40">Cas nominal:</text:span><text:line-break/><text:span text:style-name="T40">1)</text:span><text:line-break/><text:span text:style-name="T40">2)</text:span><text:line-break/><text:span text:style-name="T40">3)</text:span><text:line-break/><text:span text:style-name="T40">Variantes:</text:span><text:line-break/><text:span text:style-name="T40">2-a)</text:span><text:line-break/><text:span text:style-name="T40">1)</text:span><text:line-break/><text:span text:style-name="T40">2)</text:span><text:line-break/><text:span text:style-name="T40">2-b)</text:span><text:line-break/><text:span text:style-name="T40">Exceptions:</text:span><text:line-break/><text:span text:style-name="T40">Post-conditions: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29T18:07:50.993000000</dc:date>
    <meta:editing-duration>PT19M30S</meta:editing-duration>
    <meta:editing-cycles>14</meta:editing-cycles>
    <meta:document-statistic meta:table-count="2" meta:image-count="0" meta:object-count="0" meta:page-count="2" meta:paragraph-count="63" meta:word-count="275" meta:character-count="1835" meta:non-whitespace-character-count="1622"/>
  </office:meta>
</office:document-meta>
</file>